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 svg:font-family="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paragraph-properties fo:text-align="justify" style:justify-single-word="false"/>
    </style:style>
    <style:style style:name="P3" style:family="paragraph" style:parent-style-name="Text_20_body">
      <style:paragraph-properties fo:margin-left="1.058cm" fo:margin-right="0cm" fo:text-indent="0cm" style:auto-text-indent="false"/>
    </style:style>
    <style:style style:name="P4" style:family="paragraph" style:parent-style-name="Heading_20_3" style:list-style-name="L1"/>
    <style:style style:name="P5" style:family="paragraph" style:parent-style-name="Heading_20_3" style:list-style-name="L2"/>
    <style:style style:name="T1" style:family="text">
      <style:text-properties fo:color="#ff8c00"/>
    </style:style>
    <style:style style:name="T2" style:family="text">
      <style:text-properties fo:color="#ff8c00" style:font-name="arial"/>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span text:style-name="Strong_20_Emphasis"><text:span text:style-name="T1">Des expériences aux connaissances : principes didactiques, modalités de l’élaboration et mise en œuvre des apprentissages dans l’enseignement des arts plastiques.</text:span></text:span></text:h>
      <text:list xml:id="list5369862286334711657" text:style-name="L1">
        <text:list-item>
          <text:list>
            <text:list-item>
              <text:list>
                <text:list-item>
                  <text:h text:style-name="P4" text:outline-level="3"><text:a xlink:type="simple" xlink:href="http://artsplastiques.discipline.ac-lille.fr/documents/faire-la-difference-entre-probleme-et.pdf" office:target-frame-name="_blank" xlink:show="new" text:style-name="Internet_20_link" text:visited-style-name="Visited_20_Internet_20_Link"><text:span text:style-name="Strong_20_Emphasis">Faire la différence entre problème et question ; construire des problématiques et problématiser</text:span></text:a></text:h>
                </text:list-item>
              </text:list>
            </text:list-item>
          </text:list>
          <text:p text:style-name="P1">Ce document, s’appuyant sur diverses ressources théoriques, propose des éléments de réflexion pour :<text:line-break/>- définir et construire une problématique<text:line-break/>- construire des problématiques et problématiser<text:line-break/>- comprendre la modélisation de la structure logique d’une problématique<text:line-break/>- établir une différence entre problème et question</text:p>
          <text:list>
            <text:list-item>
              <text:list>
                <text:list-item>
                  <text:h text:style-name="P4" text:outline-level="3"><text:a xlink:type="simple" xlink:href="http://artsplastiques.discipline.ac-lille.fr/documents/5-fiches-pour-definir-image.pdf" office:target-frame-name="_blank" xlink:show="new" text:style-name="Internet_20_link" text:visited-style-name="Visited_20_Internet_20_Link"><text:span text:style-name="Strong_20_Emphasis">Cinq fiches pour définir l'image dans son pouvoir de représenter</text:span></text:a></text:h>
                </text:list-item>
              </text:list>
            </text:list-item>
          </text:list>
        </text:list-item>
      </text:list>
      <text:p text:style-name="P3">Cette ressource porte sur des définitions permettant d’ancrer quelques-unes des questions de l’image en arts plastiques, au moment de la mise en œuvre du programme du cycle 4.<text:line-break/>Ce document est constitué en cinq fiches.<text:line-break/>Les trois premières fiches forment des synthèses de définitions de l’image (issues du dictionnaire, du champ de l’esthétique [Souriau], de la sémantique).<text:line-break/>Une quatrième fiche dégage des définitions permettant de situer l’image dans son pouvoir de représenter.<text:line-break/>La cinquième et dernière fiche pose quelques repères pour une taxonomie des images dans leur pouvoir de représenter.</text:p>
      <text:p text:style-name="Horizontal_20_Line"/>
      <text:h text:style-name="Heading_20_2" text:outline-level="2"><text:span text:style-name="Strong_20_Emphasis"><text:span text:style-name="T1">Le projet dans l’enseignement des arts plastiques</text:span></text:span></text:h>
      <text:list xml:id="list5700963013320543366" text:style-name="L2">
        <text:list-item>
          <text:list>
            <text:list-item>
              <text:list>
                <text:list-item>
                  <text:h text:style-name="P5" text:outline-level="3"><text:a xlink:type="simple" xlink:href="http://artsplastiques.discipline.ac-lille.fr/documents/comprehension-usages-resonance-du-mot-projet.pdf" office:target-frame-name="_blank" xlink:show="new" text:style-name="Internet_20_link" text:visited-style-name="Visited_20_Internet_20_Link">Compréhension, usages et résonances du mot « projet » dans l’enseignement des arts plastiques</text:a></text:h>
                </text:list-item>
              </text:list>
            </text:list-item>
          </text:list>
        </text:list-item>
      </text:list>
      <text:p text:style-name="P3">​Cette ressource adopte la forme d’un glossaire. Elle revient sur les différentes acceptions en fonction du contexte d’utilisation du mot dans la conduite de l’enseignement des arts plastiques.<text:line-break/>En effet, le mot projet est incontournable dans l’enseignement des arts plastiques. Il est employé de façon récurrente dans les nouveaux programmes, de longue date dans les échanges entre enseignants, dans les textes, dans les descriptifs de leçon, etc.<text:line-break/>Pour autant, il ne recouvre pas toujours le même sens, ni la même réalité. Il peut être source de confusion, de malentendus.</text:p>
      <text:p text:style-name="Horizontal_20_Line"/>
      <text:h text:style-name="Heading_20_2" text:outline-level="2"><text:soft-page-break/> </text:h>
      <text:h text:style-name="Heading_20_2" text:outline-level="2"><text:a xlink:type="simple" xlink:href="http://artsplastiques.discipline.ac-lille.fr/documents/enjeux-educatifs-image-numerique-apl-college-lycee.pdf" office:target-frame-name="_blank" xlink:show="new" text:style-name="Internet_20_link" text:visited-style-name="Visited_20_Internet_20_Link"><text:span text:style-name="T2">Quelques enjeux éducatifs de l'image numérique en arts plastiques au collège et au lycée</text:span></text:a></text:h>
      <text:p text:style-name="P2">Cette ressource permet de situer des enjeux éducatifs de l'image numérique en arts plastiques. Quand de nouvelles pratiques artistiques apparaissent à l’aune des innovations technologiques, il convient d’éduquer les élèves à l’usage de ces langages dont les possibilités deviennent désormais infinis.</text:p>
      <text:p text:style-name="P2"><text:span text:style-name="Strong_20_Emphasis"><text:span text:style-name="T1">Elle repend un article rédigé par Patricia Marszal, IA-IPR d’arts plastiques, paru dans la revue École numérique en mars 2015, numéro 15, Éditions SCÉRÉN-CNDP. Cet article s’appuyait lui-même sur un ouvrage cité et édité par le SCÉRÉN-CRDP de Lille en 2011, dont nous conseillons la lecture</text:span></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arial" svg:font-family="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7T11:34:03.059000000</meta:creation-date>
    <dc:date>2016-08-17T11:34:49.010000000</dc:date>
    <meta:editing-duration>PT46S</meta:editing-duration>
    <meta:editing-cycles>1</meta:editing-cycles>
    <meta:document-statistic meta:table-count="0" meta:image-count="0" meta:object-count="0" meta:page-count="2" meta:paragraph-count="12" meta:word-count="393" meta:character-count="2628" meta:non-whitespace-character-count="2248"/>
    <meta:generator>LibreOffice/4.3.1.2$Windows_x86 LibreOffice_project/958349dc3b25111dbca392fbc281a05559ef6848</meta:generator>
  </office:meta>
</office:document-meta>
</file>